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chmarking</text:p>
      <text:p text:style-name="P2"/>
      <text:p text:style-name="Standard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2"/>
      <text:p text:style-name="P2">Memory</text:p>
      <text:p text:style-name="Standard">The spry program takes up around 25mb on start up and as you visit the websites it grows to around 35MB. <text:s/>At first we thought it was a memory leak but after testing that wasn't the problem. <text:s/>It seems that Webkit has it's own internal cache. <text:s/>With this happening it made benchmarking rather difficult. <text:s/>Instead of having a constant memory size, it kept growing up to around the 35mb. <text:s/>At times it will spike up if there is a lot of processing going on such as a heavy CSS/Javascript website. <text:s/>We tested the program a lot with the Google Chrome Experiments to see how it reacted. <text:s/>For the most part it performed pretty flawlessly. <text:s/></text:p>
      <text:p text:style-name="Standard"/>
      <text:p text:style-name="P2">Speed</text:p>
      <text:p text:style-name="Standard">For testing speed we found an online test called SunSpider. <text:s/>The test is balanced between different areas of code such as math, string processing and loops. <text:s/>It runs these tests not once but 5 times per test to give you an accurate reading. <text:s/>After several runs through between Spry and Firefox it was Spry that came out on top. <text:s/>It was approximately 1.6 times faster than Firefox. <text:s/>When we tested Spry and Midori they were approximately the same speed although Spry takes up a lot less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2:16:16</meta:creation-date>
    <dc:date>2009-05-21T13:52:36</dc:date>
    <meta:editing-duration>PT01H36M22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" meta:paragraph-count="6" meta:word-count="265" meta:character-count="1451"/>
    <meta:user-defined meta:name="Info 1"/>
    <meta:user-defined meta:name="Info 2"/>
    <meta:user-defined meta:name="Info 3"/>
    <meta:user-defined meta:name="Info 4"/>
  </office:meta>
</office:document-meta>
</file>